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e0fd4"/>
    </style:style>
    <style:style style:name="P2" style:family="paragraph" style:parent-style-name="Heading_20_1">
      <loext:graphic-properties draw:fill="solid" draw:fill-color="#6666ff" draw:opacity="100%"/>
      <style:paragraph-properties fo:background-color="#6666ff"/>
      <style:text-properties style:font-name="Thorndale"/>
    </style:style>
    <style:style style:name="P3" style:family="paragraph" style:parent-style-name="Text_20_body" style:list-style-name="L1">
      <style:text-properties officeooo:paragraph-rsid="001e0fd4"/>
    </style:style>
    <style:style style:name="P4" style:family="paragraph" style:parent-style-name="Text_20_body" style:list-style-name="L1">
      <style:paragraph-properties fo:margin-top="0in" fo:margin-bottom="0in" loext:contextual-spacing="false"/>
      <style:text-properties officeooo:paragraph-rsid="001e0fd4"/>
    </style:style>
    <style:style style:name="P5"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8<text:tab/>Glossary</text:h>
      <text:p text:style-name="P1">Linux terms can be confusing and offputting at first, so this Glossary provides a list of the ones used in this Manual to get you started. </text:p>
      <text:list xml:id="list2705619732" text:style-name="L1">
        <text:list-item>
          <text:p text:style-name="P4"><text:span text:style-name="T1">applet</text:span>: A program designed to be executed from within another application. Unlike an application, applets can not be executed directly from the operating system. </text:p>
        </text:list-item>
        <text:list-item>
          <text:p text:style-name="P4"><text:span text:style-name="T1">backend</text:span>: Also /back-end./ The backend includes the various components of a program that process the user input entered through the frontend. See also frontend. </text:p>
        </text:list-item>
        <text:list-item>
          <text:p text:style-name="P4"><text:span text:style-name="T1">backport</text:span>: Backports are new packages that have been recompiled to run on a released distribution in order to keep it up-to-date. </text:p>
        </text:list-item>
        <text:list-item>
          <text:p text:style-name="P4"><text:span text:style-name="T1">BASH</text:span>: The default shell (command-line interpreter) on most Linux systems as well as on Mac OS X, BASH is an acronym for Bourne-again shell. </text:p>
        </text:list-item>
        <text:list-item>
          <text:p text:style-name="P4"><text:span text:style-name="T1">BitTorrent</text:span>: Also/bit torrent/ or /torrent./ A method invented by Bram Cohen to distribute large files without the need for a single individual to provide the hardware, hosting and bandwidth resources required. </text:p>
        </text:list-item>
        <text:list-item>
          <text:p text:style-name="P4"><text:span text:style-name="T1">boot block</text:span>: An area of a disk outside the MBR having information for loading the operating system that is needed to start a computer. </text:p>
        </text:list-item>
        <text:list-item>
          <text:p text:style-name="P4"><text:span text:style-name="T1">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4"><text:span text:style-name="T1">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4"><text:span text:style-name="T1">cheat code</text:span>: Codes can be entered when booting a LiveMedium to change the booting behavior. They are used to pass options to the MX Linux operating system to set parameters for particular environments. </text:p>
        </text:list-item>
        <text:list-item>
          <text:p text:style-name="P4"><text:span text:style-name="T1">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4"><text:span text:style-name="T1">desktop environment</text:span>:The software which provides a graphical desktop (windows, icons, desktop, task bar, etc) for an operating system user. </text:p>
        </text:list-item>
        <text:list-item>
          <text:p text:style-name="P4"><text:span text:style-name="T1">disk image</text:span>: A file containing the complete contents and structure of a data storage medium or device such as a hard drive or DVD. See also ISO. </text:p>
        </text:list-item>
        <text:list-item>
          <text:p text:style-name="P4"><text:soft-page-break/><text:span text:style-name="T1">Distribution</text:span>: A Linux Distribution, or <text:span text:style-name="T1">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4"><text:span text:style-name="T1">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4"><text:span text:style-name="T1">firmware</text:span>. The small programs and data structures that internally control the electronic components </text:p>
        </text:list-item>
        <text:list-item>
          <text:p text:style-name="P4"><text:span text:style-name="T1">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4"><text:span text:style-name="T1">frontend</text:span>: Also front-end. The frontend is the part of a software system that interacts directly with the user. See also backend. </text:p>
        </text:list-item>
        <text:list-item>
          <text:p text:style-name="P4"><text:span text:style-name="T1">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4"><text:span text:style-name="T1">Graphical User Interface (GUI)</text:span>: This refers to a program or operating system interface that uses pictures (icons, windows, etc), as opposed to text (command-line) interfaces. </text:p>
        </text:list-item>
        <text:list-item>
          <text:p text:style-name="P4"><text:span text:style-name="T1">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4"><text:span text:style-name="T1">IMAP</text:span>: The Internet Message Access Protocol is a protocol that allows an e-mail client to access a remote mail server. It supports both on-line and off-line modes of operation. </text:p>
        </text:list-item>
        <text:list-item>
          <text:p text:style-name="P4"><text:span text:style-name="T1">interface</text:span>: A point of interaction between computer components, often referring to the link between a computer and a network. Examples of interface names in MX Linux include <text:span text:style-name="T1">WLAN</text:span> (wireless) and <text:span text:style-name="T1">eth0 </text:span>(basic wired). </text:p>
        </text:list-item>
        <text:list-item>
          <text:p text:style-name="P4"><text:span text:style-name="T1">IRC</text:span>: Internet Relay Chat, an older protocol to render the exchange of text messages easier. </text:p>
        </text:list-item>
        <text:list-item>
          <text:p text:style-name="P4"><text:span text:style-name="T1">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1">disk image</text:span>. </text:p>
        </text:list-item>
        <text:list-item>
          <text:p text:style-name="P4"><text:soft-page-break/><text:span text:style-name="T1">kernel</text:span>: The layer of software in an operating system that interacts directly with the hardware. </text:p>
        </text:list-item>
        <text:list-item>
          <text:p text:style-name="P4"><text:span text:style-name="T1">LiveCD/DVD</text:span>: A bootable compact disc from which one can run an operating system, usually with a complete desktop environment, applications, and essential hardware functionality. </text:p>
        </text:list-item>
        <text:list-item>
          <text:p text:style-name="P4"><text:span text:style-name="T1">LiveMedium</text:span>: a general term that includes both LiveCD/DVD and LiveUSB. </text:p>
        </text:list-item>
        <text:list-item>
          <text:p text:style-name="P4"><text:span text:style-name="T1">LiveUSB</text:span>: A USB flash drive on which an operating system has been loaded in such a way that it can be booted and run. See LiveDVD. </text:p>
        </text:list-item>
        <text:list-item>
          <text:p text:style-name="P4"><text:span text:style-name="T1">mac address</text:span>: a hardware address that uniquely identifies each node (connection point) of a network. It is formed of a string of usually six sets of two-digits or characters, separated by colons. </text:p>
        </text:list-item>
        <text:list-item>
          <text:p text:style-name="P4"><text:span text:style-name="T1">man page</text:span>: Short for <text:span text:style-name="T1">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2">#pulseaudio</text:span>. </text:p>
        </text:list-item>
        <text:list-item>
          <text:p text:style-name="P4"><text:span text:style-name="T1">MBR</text:span>: Master Boot Record: the first 512-byte sector of a bootable hard disk drive. Special data written to the MBR enables the computer’s BIOS to pass the boot process off to a partition with an installed operating system. </text:p>
        </text:list-item>
        <text:list-item>
          <text:p text:style-name="P4"><text:span text:style-name="T1">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4"><text:span text:style-name="T1">mirror</text:span>: Also mirror site. An exact copy of another Internet site, commonly used to provide multiple sources of the same information to supply reliable access to large downloads. </text:p>
        </text:list-item>
        <text:list-item>
          <text:p text:style-name="P4"><text:span text:style-name="T1">module</text:span>: Modules are pieces of code that can be loaded and unloaded into the kernel upon demand. They extend the functionality of the kernel without the need to reboot the system. </text:p>
        </text:list-item>
        <text:list-item>
          <text:p text:style-name="P4"><text:span text:style-name="T1">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4"><text:span text:style-name="T1">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4"><text:span text:style-name="T1">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4"><text:span text:style-name="T1">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4"><text:soft-page-break/><text:span text:style-name="T1">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4"><text:span text:style-name="T1">package manager</text:span>: A package manager such as (Synaptic or Gdebi) is a collection of tools to automate the process of installing, upgrading, configuring, and removing software packages. </text:p>
        </text:list-item>
        <text:list-item>
          <text:p text:style-name="P4"><text:span text:style-name="T1">Panel</text:span>: The highly configurable panel in Xfce4 appears by default at the left side of the screen and contains navigation icons, open programs and system notifications. </text:p>
        </text:list-item>
        <text:list-item>
          <text:p text:style-name="P4"><text:span text:style-name="T1">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4"><text:span text:style-name="T1">persistence</text:span>: the ability when running a LiveUSB to retain changes made during a live session. </text:p>
        </text:list-item>
        <text:list-item>
          <text:p text:style-name="P4"><text:span text:style-name="T1">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4"><text:span text:style-name="T1">purge</text:span>: A command that removes not only the package named, but also any configuration and data files associated with it (though not those in a user’s home directory). </text:p>
        </text:list-item>
        <text:list-item>
          <text:p text:style-name="P4"><text:span text:style-name="T1">repo</text:span>: A shortened form of repository. </text:p>
        </text:list-item>
        <text:list-item>
          <text:p text:style-name="P4"><text:span text:style-name="T1">repository</text:span>: A software repository is an internet storage location from which software packages may be retrieved and installed via a package manager. </text:p>
        </text:list-item>
        <text:list-item>
          <text:p text:style-name="P4"><text:span text:style-name="T1">root</text:span>: Root has two common meanings in a UNIX/Linux OS; they are intimately connected, but the distinction is important to understand. </text:p>
          <text:list>
            <text:list-item>
              <text:p text:style-name="P4">The <text:span text:style-name="T1">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4">The <text:span text:style-name="T1">root user</text:span> who owns the root file system —and so has all permissions necessary to do anything to any file. While it is sometimes necessary to temporarily assume the powers of the <text:span text:style-name="T1">/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1">su</text:span> then entering the root password. </text:p>
            </text:list-item>
          </text:list>
        </text:list-item>
        <text:list-item>
          <text:p text:style-name="P4"><text:span text:style-name="T1">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5"><text:span text:style-name="T1">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4"><text:soft-page-break/><text:span text:style-name="T1">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4"><text:span text:style-name="T1">SSD</text:span>: A solid-state drive (SSD) is a nonvolatile storage device that stores persistent data on solid-state flash memory. </text:p>
        </text:list-item>
        <text:list-item>
          <text:p text:style-name="P4"><text:span text:style-name="T1">source code</text:span>: The human-readable code in which software is written prior to being assembled or compiled into machine-language code. </text:p>
        </text:list-item>
        <text:list-item>
          <text:p text:style-name="P4"><text:span text:style-name="T1">switch</text:span>: A switch (also /flag/, /option/ or /parameter/) is a modifier appended to a command to change its behavior. A common example is <text:span text:style-name="T1">-R </text:span>(recursive), which tells the computer to carry out the command through all subdirectories. </text:p>
        </text:list-item>
        <text:list-item>
          <text:p text:style-name="P4"><text:span text:style-name="T1">symlink</text:span>: Also symbolic link and soft link. A special type of file that points to another file or directory and not to data. It allows the same file to have different names and/or locations. </text:p>
        </text:list-item>
        <text:list-item>
          <text:p text:style-name="P4"><text:span text:style-name="T1">tarball</text:span>: An archiving format, like zip, popular on the Linux platform. Unlike zip files, though, tarballs may use one of a number of different compression formats, such as gzip or bzip2. They usually end in file extensions like .tgz, .tar.gz, or .tar.bz2. </text:p>
        </text:list-item>
        <text:list-item>
          <text:p text:style-name="P4">Many archive formats are supported in MX with a graphical application called Archive Manager. Usually an archive can be extracted simply by right-clicking on it in Thunar. </text:p>
        </text:list-item>
        <text:list-item>
          <text:p text:style-name="P4"><text:span text:style-name="T1">Unix</text:span>: Also UNIX. The operating system which Linux is modeled after, developed in the late 1960’s at Bell Labs and used primarily for servers and mainframes. Like Linux, Unix has many variations. </text:p>
        </text:list-item>
        <text:list-item>
          <text:p text:style-name="P4"><text:span text:style-name="T1">UUID (Universally Unique IDentifier)</text:span>. A universally unique identifier (UUID) is a 128-bit number that identifies unique Internet objects or data. </text:p>
        </text:list-item>
        <text:list-item>
          <text:p text:style-name="P4"><text:span text:style-name="T1">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3"><text:span text:style-name="T1">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2.2$Linux_X86_64 LibreOffice_project/22b09f6418e8c2d508a9eaf86b2399209b0990f4</meta:generator>
    <dc:date>2017-10-29T11:45:08.450502391</dc:date>
    <meta:editing-duration>PT19M43S</meta:editing-duration>
    <meta:editing-cycles>9</meta:editing-cycles>
    <meta:document-statistic meta:table-count="0" meta:image-count="0" meta:object-count="0" meta:page-count="5" meta:paragraph-count="65" meta:word-count="2493" meta:character-count="15210" meta:non-whitespace-character-count="12784"/>
  </office:meta>
</office:document-meta>
</file>